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8724" officeooo:paragraph-rsid="0013872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8724" officeooo:paragraph-rsid="0013872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38724" officeooo:paragraph-rsid="0013872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38724" officeooo:paragraph-rsid="0013e29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3e293" officeooo:paragraph-rsid="0013e29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c1b13" officeooo:paragraph-rsid="001c1b1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38724" officeooo:paragraph-rsid="0013872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38724" officeooo:paragraph-rsid="001cdcc2"/>
    </style:style>
    <style:style style:name="T1" style:family="text">
      <style:text-properties officeooo:rsid="0013e293"/>
    </style:style>
    <style:style style:name="T2" style:family="text">
      <style:text-properties officeooo:rsid="001484b0"/>
    </style:style>
    <style:style style:name="T3" style:family="text">
      <style:text-properties officeooo:rsid="00174693"/>
    </style:style>
    <style:style style:name="T4" style:family="text">
      <style:text-properties officeooo:rsid="001abd54"/>
    </style:style>
    <style:style style:name="T5" style:family="text">
      <style:text-properties officeooo:rsid="001cd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mp Kobold</text:span> Iteration Plan</text:p>
      <text:p text:style-name="P1"/>
      <text:p text:style-name="P3"><text:span text:style-name="T3">Friday</text:span> <text:span text:style-name="T1">January</text:span> <text:span text:style-name="T3">8</text:span>, 201<text:span text:style-name="T1">6</text:span>:</text:p>
      <text:p text:style-name="P3"><text:tab/>All JSP's with <text:span text:style-name="T5">Assets wired to database</text:span>.</text:p>
      <text:p text:style-name="P8"><text:tab/><text:span text:style-name="T1">Allow visitors to view available equipment</text:span>.</text:p>
      <text:p text:style-name="P3"><text:tab/><text:span text:style-name="T5">Begin Implementing Junit tests</text:span></text:p>
      <text:p text:style-name="P2"/>
      <text:p text:style-name="P3"><text:span text:style-name="T1">Monday</text:span> <text:span text:style-name="T1">January 11</text:span>, 201<text:span text:style-name="T1">6</text:span>: </text:p>
      <text:p text:style-name="P8"><text:tab/><text:span text:style-name="T1">Allow employees to check in and out equipment to members/add members.</text:span></text:p>
      <text:p text:style-name="P3"><text:tab/><text:span text:style-name="T4">Allow members to check out equipment.</text:span></text:p>
      <text:p text:style-name="P2"/>
      <text:p text:style-name="P3">Friday <text:span text:style-name="T1">January</text:span>, 201<text:span text:style-name="T1">6</text:span>:</text:p>
      <text:p text:style-name="P3"><text:tab/><text:span text:style-name="T1">Allow admin to add/remove equipment/employees/members. </text:span></text:p>
      <text:p text:style-name="P6"><text:tab/>Ship it!</text:p>
      <text:p text:style-name="P4"><text:tab/></text:p>
      <text:p text:style-name="P5"><text:s text:c="2"/></text:p>
      <text:p text:style-name="P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33:36.821768387</meta:creation-date>
    <dc:date>2016-01-05T11:07:01.652434324</dc:date>
    <meta:editing-duration>PT4M3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56" meta:character-count="389" meta:non-whitespace-character-count="330"/>
  </office:meta>
</office:document-meta>
</file>